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3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italic" style:text-underline-style="none" fo:font-weight="normal" style:text-blinking="false" fo:background-color="transparent" style:font-style-asian="italic" style:font-style-complex="italic"/>
    </style:style>
    <style:style style:name="P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30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text-underline-style="none" fo:font-weight="bold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Monospace" fo:font-size="10pt" style:text-underline-style="none" style:text-blinking="false" fo:background-color="transparent" style:font-name-asian="Monospace" style:font-size-asian="10pt" style:font-name-complex="Monospace" style:font-size-complex="10pt"/>
    </style:style>
    <style:style style:name="P11" style:family="paragraph" style:parent-style-name="Text_20_body">
      <style:paragraph-properties fo:margin-top="0cm" fo:margin-bottom="0cm" fo:line-height="114%" style:writing-mode="lr-tb"/>
    </style:style>
    <style:style style:name="P12" style:family="paragraph" style:parent-style-name="Text_20_body">
      <style:paragraph-properties fo:margin-top="0cm" fo:margin-bottom="0cm" fo:line-height="114%" fo:text-align="end" style:justify-single-word="false" style:writing-mode="lr-tb"/>
    </style:style>
    <style:style style:name="P13" style:family="paragraph" style:parent-style-name="Standard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Monospace" fo:font-size="10pt" fo:font-style="normal" style:text-underline-style="none" fo:font-weight="normal" style:text-blinking="false" fo:background-color="transparen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5.08cm" fo:margin-right="0cm" fo:margin-top="0cm" fo:margin-bottom="0cm" fo:line-height="114%" fo:text-indent="1.27cm" style:auto-text-indent="false" style:writing-mode="lr-tb"/>
      <style:text-properties fo:font-variant="normal" fo:text-transform="none" fo:color="#000000" style:text-line-through-style="none" style:font-name="Arial" fo:font-size="30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style:font-name-asian="Monospace" style:font-size-asian="11pt" style:font-name-complex="Monospace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style:font-name-asian="Monospace" style:font-size-asian="10pt" style:font-weight-asian="normal" style:font-name-complex="Monospace" style:font-size-complex="10pt" style:font-weight-complex="normal"/>
    </style:style>
    <style:style style:name="P2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Text_20_body">
      <style:text-properties fo:color="#000000" style:font-name="arial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4" style:family="paragraph" style:parent-style-name="Text_20_body">
      <style:text-properties fo:color="#000000" style:font-name="arial" fo:font-size="11pt" style:font-name-asian="Monospace" style:font-size-asian="11pt" style:font-name-complex="Monospace" style:font-size-complex="11pt"/>
    </style:style>
    <style:style style:name="P25" style:family="paragraph" style:parent-style-name="Text_20_body">
      <style:text-properties fo:color="#000000" style:font-name="arial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26" style:family="paragraph" style:parent-style-name="Text_20_body">
      <style:text-properties fo:color="#000000" style:font-name="arial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27" style:family="paragraph" style:parent-style-name="Text_20_body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ext_20_body">
      <style:text-properties fo:color="#000000" style:font-name="arial" fo:font-size="11pt" style:font-size-asian="11pt" style:font-size-complex="11pt"/>
    </style:style>
    <style:style style:name="P29" style:family="paragraph" style:parent-style-name="Text_20_body">
      <style:text-properties style:font-name="arial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1" style:family="paragraph" style:parent-style-name="SBC_3a_reference">
      <style:text-properties style:font-name="arial" fo:font-size="11pt" style:font-size-asian="11pt" style:font-size-complex="11pt"/>
    </style:style>
    <style:style style:name="P32" style:family="paragraph" style:parent-style-name="Text_20_body">
      <style:paragraph-properties fo:margin-left="1.27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1.25pt" fo:font-style="italic" style:text-underline-style="none" fo:font-weight="normal" style:text-blinking="false" fo:background-color="transparent" style:font-style-asian="italic" style:font-style-complex="italic"/>
    </style:style>
    <style:style style:name="P33" style:family="paragraph" style:parent-style-name="SBC_3a_references">
      <style:text-properties fo:color="#000000"/>
    </style:style>
    <style:style style:name="P34" style:family="paragraph" style:parent-style-name="SBC_3a_references">
      <style:text-properties fo:color="#000000"/>
    </style:style>
    <style:style style:name="P35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text-properties fo:color="#000000" style:font-name="arial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8" style:family="paragraph" style:parent-style-name="Text_20_body">
      <style:text-properties fo:color="#000000" style:font-name="arial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" style:family="text">
      <style:text-properties style:font-name="Arial" fo:font-size="11.25pt" fo:font-style="normal"/>
    </style:style>
    <style:style style:name="T2" style:family="text">
      <style:text-properties style:font-name="Arial" fo:font-size="11.25pt" fo:font-style="normal" fo:font-weight="normal"/>
    </style:style>
    <style:style style:name="T3" style:family="text">
      <style:text-properties style:font-name="Arial" fo:font-size="11.25pt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1155cc" style:text-line-through-style="none" style:font-name="Arial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1" style:family="text">
      <style:text-properties fo:color="#000000" style:font-name-asian="Monospace" style:font-size-asian="10pt" style:font-name-complex="Monospace" style:font-size-complex="10pt"/>
    </style:style>
    <style:style style:name="T12" style:family="text">
      <style:text-properties fo:color="#000000" style:font-name="arial" fo:font-size="11pt" style:font-size-asian="11pt" style:font-size-complex="11pt"/>
    </style:style>
    <style:style style:name="T13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style:font-name-asian="Monospace" style:font-size-asian="11pt" style:font-name-complex="Monospace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name-asian="Monospace" style:font-weight-asian="bold" style:font-name-complex="Monospace" style:font-weight-complex="bold"/>
    </style:style>
    <style:style style:name="T18" style:family="text">
      <style:text-properties fo:color="#7f0055" fo:font-weight="bold" style:font-weight-asian="bold" style:font-weight-complex="bold"/>
    </style:style>
    <style:style style:name="T19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0" style:family="text">
      <style:text-properties fo:color="#005032"/>
    </style:style>
    <style:style style:name="T21" style:family="text">
      <style:text-properties fo:color="#005032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005032" style:font-name-asian="Monospace" style:font-size-asian="10pt" style:font-name-complex="Monospace" style:font-size-complex="10pt"/>
    </style:style>
    <style:style style:name="T23" style:family="text">
      <style:text-properties style:font-weight-asian="normal" style:font-weight-complex="normal"/>
    </style:style>
    <style:style style:name="T24" style:family="text">
      <style:text-properties fo:color="#0000c0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Monospace" style:font-weight-asian="normal" style:font-name-complex="Monospace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4280a7d8-4301-3907-5ccc-f9de2fd68b85"/>UNIVERSIDADE FEDERAL DE MINAS GERAIS</text:p>
      <text:p text:style-name="P35">ALGORITMOS E ESTRUTURAS DE DADOS III</text:p>
      <text:p text:style-name="Text_20_body"><text:line-break/><text:line-break/><text:line-break/><text:line-break/></text:p>
      <text:p text:style-name="P15"/>
      <text:p text:style-name="P15"/>
      <text:p text:style-name="P15">TP 1</text:p>
      <text:p text:style-name="Text_20_body"/>
      <text:p text:style-name="P7">Memória Virtual para ÁrvoreB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2"><text:span text:style-name="T4">Aluno</text:span><text:span text:style-name="T5">: Rafael Ramon de Oliveira Egídio</text:span></text:p>
      <text:p text:style-name="P12"><text:span text:style-name="T4">Email</text:span><text:span text:style-name="T5">: </text:span><text:a xlink:type="simple" xlink:href="mailto:nomar22@gmail.com"><text:span text:style-name="T6">nomar22@gmail.com</text:span></text:a></text:p>
      <text:p text:style-name="P12"><text:span text:style-name="T4">Matricula</text:span><text:span text:style-name="T5">: 2009052360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P8"/>
      <text:p text:style-name="P9"><text:s/><text:span text:style-name="T1">1-Introdução</text:span></text:p>
      <text:p text:style-name="Text_20_body"/>
      <text:p text:style-name="P1"><text:tab/>Este documento irá detalhar a solução de um problema relacionado a simulação de um sistema de <text:s/>gerenciamento de memória primária , este problema deverá ser representado na forma de uma árvoreb .</text:p>
      <text:p text:style-name="P1"><text:tab/>O objetivo deste trabalho prático é implementar ,contabilizar e comparar os resultados de pagefaults para FIFO, LRU e LFU como algoritmos de substituição de páginas.</text:p>
      <text:p text:style-name="P1"><text:tab/>Os sistemas operacionais utilizados na atualidade abstraem a visão de limitação de memória para desenvolvedores e usuários criando um espaço de memória infinito, para isto utiliza técnicas de paginação para expandir páginas da memória principal para o disco rígido.</text:p>
      <text:p text:style-name="P1"><text:tab/>Devido ao fato da velocidade de acesso ao disco rígido ser ordens de grandezas mais lento que o acesso a memória primária , são utilizadas políticas para se escolher qual página deverá ficar na memória primária, tentando prever , baseado em algum algoritmo , qual página <text:s/>não será necessária em um curto espaço de tempo.</text:p>
      <text:p text:style-name="P8"/>
      <text:p text:style-name="P3">2-Modelagem e solução proposta</text:p>
      <text:p text:style-name="P3"><text:tab/><text:span text:style-name="T27">Seguem alguns conceitos diretamente relacionados a solução em questão</text:span></text:p>
      <text:p text:style-name="P2"/>
      <text:p text:style-name="P30"><text:tab/>2.1<text:span text:style-name="T29">Page Faults</text:span></text:p>
      <text:p text:style-name="P30"><text:tab/>É o nome dado ao evento de solicitação de uma página que não encontra-se disponível em memória primária.</text:p>
      <text:p text:style-name="P1"><text:tab/><text:span text:style-name="T29">Memória virtual</text:span></text:p>
      <text:p text:style-name="P1"><text:tab/>Memória virtual é uma abstração que o sistema operacional oferece de forma que o desenvolvedor recebe um espaço ilimitado de memória principal e o sistema operacional fica encarregado de gerenciar as limitações da memória principal na memória secundária .</text:p>
      <text:p text:style-name="Text_20_body"/>
      <text:p text:style-name="P32">2.2Políticas de reposição de páginas</text:p>
      <text:p text:style-name="P32"/>
      <text:p text:style-name="P1"><text:tab/>Políticas de reposições de páginas , são algoritmos utilizados em gerenciamento de memória para subistituir as páginas da memória secundária para a memória principal neste trabalho prático implementaremos a LRU, LFU e FIFO, estas políticas são acionadas quando a memória atinge o limite de ocupação de páginas e é necessário escolher uma página a ser removida da memória principal.</text:p>
      <text:p text:style-name="Text_20_body"/>
      <text:p text:style-name="P1">FIFO – Remove a página mais antiga da memória, tende a prejudicar processos que iniciam junto com o SO e devem ficar na memória em tempo integral.</text:p>
      <text:p text:style-name="Text_20_body"/>
      <text:p text:style-name="P1">LFU – Remove a página que não está sendo frequentemente usada, ou seja, uma página antiga, mas que esteja sendo usada frequentemente permance na memória, porém prejudica processos novos que ainda possuem pouco acesso a memória.</text:p>
      <text:p text:style-name="Text_20_body"/>
      <text:p text:style-name="P1"><text:soft-page-break/>LRU – Remove a página que não é utilizada a mais tempo, mantém as páginas que foram utilizadas mais recentemente na memória principal</text:p>
      <text:p text:style-name="P8"/>
      <text:p text:style-name="P8"/>
      <text:p text:style-name="P8"/>
      <text:p text:style-name="P8"><text:tab/> <text:span text:style-name="T3">2.3Árvore B </text:span></text:p>
      <text:p text:style-name="P1"><text:tab/>Árvore b é um algoritmo de organização de dados indexados, similar a árvore binária, esta árvore b possui uma ordem m que referencia o número mínimo de registros que um nó deverá ter(com exceção da raiz que pode ter no mínimo 1 registro) e o máximo que é exatamente 2m.</text:p>
      <text:p text:style-name="Text_20_body"/>
      <text:p text:style-name="P8"><text:s/><text:tab/><text:span text:style-name="T2">Cada poderá ser uma folha ou um nó pai (possui filhos) , no caso do nó pai existirá em cada registro dois apontadores um para o nó com os registros menores que ele e um para o nó com registros maiores que ele.</text:span></text:p>
      <text:p text:style-name="Text_20_body"/>
      <text:p text:style-name="P14"><draw:frame draw:style-name="fr1" draw:name="graphics1" text:anchor-type="as-char" svg:width="4.5cm" svg:height="1.783cm" draw:z-index="1"><draw:image xlink:href="https://lh3.googleusercontent.com/oGsepK9kOhIS-0uNcWG5YvTVzyfenrpNVWbQrv67gajB-qYTWN3LpHVXVmLYLo9gT3CcS8beY2ddwWiGdcGmZkq7IPJpfrEkuxePRelzOpCrv3fiqkNLf1QUDw" xlink:type="simple" xlink:show="embed" xlink:actuate="onLoad"/></draw:frame><text:bookmark text:name="docs-internal-guid-4280a7d8-4942-0c9b-9117-7c6c98ee956f"/><text:line-break/></text:p>
      <text:p text:style-name="P1"/>
      <text:p text:style-name="Text_20_body"/>
      <text:p text:style-name="P4"><text:tab/>-Propriedades da árvore b</text:p>
      <text:p text:style-name="P1"><text:tab/>Uma árvore b de ordem m terá uma raiz que pode ter até no máximo 2m registros e no mínimo 1 registro. Cada nó poderá ter no mínimo m registros e no máximo 2m registros além de 2m+1 apontadores para os nós filhos.</text:p>
      <text:p text:style-name="P8"/>
      <text:p text:style-name="P8"><text:span text:style-name="T2"><text:tab/>-</text:span><text:span text:style-name="T3">Pesquisa</text:span></text:p>
      <text:p text:style-name="P1"><text:tab/>Para realizar uma pesquisa de B em uma estrutura do tipo arvoreb, deve sempre se iniciar pela raiz verificando cada um registro X do nó até encontrar B&lt;X, caso B=X registro encontrado, caso não seja e o nó seja um nó pai, deve-se encaminhar a busca para o nó correspondente ao apontador de registros menores que X, caso seja folha o registro não existe na árvore.</text:p>
      <text:p text:style-name="Text_20_body"/>
      <text:p text:style-name="P8"><text:span text:style-name="T2"><text:tab/>-</text:span><text:span text:style-name="T3">Inserção</text:span></text:p>
      <text:p text:style-name="P1"><text:tab/>Para inserir registros em uma árvore b, deve-se usar a pesquisa e verificar se o registro existe na árvore, caso não exista inserir o registro no nó. Se número de registros do nó &lt; 2m insere o registro normalmente. Caso não seja deverá ser criado um novo nó e promovido o registro intermediário. Ao ser promovido este registro respeitará a mesma regra de inserção para o nó pai. Caso seja a raiz, será criado uma nova raiz para que o registro intermediário seja promovido.</text:p>
      <text:p text:style-name="Text_20_body"/>
      <text:p text:style-name="Text_20_body"/>
      <text:p text:style-name="Text_20_body"/>
      <text:p text:style-name="Text_20_body"/>
      <text:p text:style-name="Text_20_body"/>
      <text:p text:style-name="P8"><text:soft-page-break/><text:tab/> <text:span text:style-name="T29">-</text:span><text:span text:style-name="T3">Remoção</text:span></text:p>
      <text:p text:style-name="P1"><text:tab/>Para remover registros deve-se antes de tudo localizar o registro na árvore usando a pesquisa, ao encontrar o registro deve-se verificar se ela é uma folha, caso seja remove-se o registro e verifica se o nó continua a possuir no mínimo m registros, caso sim termina. Caso não verifica se algum irmão possui mais de m registros, caso tenha o registro mais próximo do irmão receptor é promovido para o nó pai e o registro do nó pai é despromovido para o irmão que teve o registro removido.</text:p>
      <text:p text:style-name="P1"><text:tab/>Caso não possua irmão com mais de m registros, é escolhido um dos 2 irmãos para unificar em um nó só , juntamente com o registro divisor no nó pai , desta forma é removido um registro do nó pai e todas estas regras descritas terão o mesmo comportamento de remoção no nó pai.</text:p>
      <text:p text:style-name="Text_20_body"/>
      <text:p text:style-name="P3">3 Ambiente de Teste</text:p>
      <text:p text:style-name="P1"><text:tab/>Este trabalho foi testado em um computador Intel I3 2.4 GHz 4GB com sistema operacional Linux Ubuntu 12.04 32bits.</text:p>
      <text:p text:style-name="Text_20_body"/>
      <text:p text:style-name="P3">4 Requisitos</text:p>
      <text:p text:style-name="P8"><text:tab/> <text:span text:style-name="T2">A solução do trabalho deverá ser implementada na linguagem de programação C. O programa receberá um arquivo de entrada,passado como parametro na chamada do programa e retornará uma saída conforme informada na entrada do programa.</text:span></text:p>
      <text:p text:style-name="P1"/>
      <text:p text:style-name="P5">Estrutura do arquivo de entrada:</text:p>
      <text:p text:style-name="Text_20_body"/>
      <text:p text:style-name="P1">1<text:tab/><text:tab/>// número de instancias</text:p>
      <text:p text:style-name="P1">120 2<text:tab/><text:tab/>// tamanho em bytes da memória , seguido da ordem da árvoreb</text:p>
      <text:p text:style-name="P1">18 <text:tab/><text:tab/>// n  número de registros a serem pesquisados</text:p>
      <text:p text:style-name="P1">10 5 7 20 9 13 18 32 15 38 40 8 60 27 17 12 37 25             // n números</text:p>
      <text:p text:style-name="P1">3<text:tab/>// m número de registros a serem excluídos</text:p>
      <text:p text:style-name="P1">32 20 7<text:tab/> // m registros</text:p>
      <text:p text:style-name="P1">10                         //b número de registros a  serem consultados</text:p>
      <text:p text:style-name="P1">15 25 40 8 60 12 37 8 13 10             //b números</text:p>
      <text:p text:style-name="P1">5                         // t números a serem imprimido o caminho</text:p>
      <text:p text:style-name="P1">40 37 37 27 12                 // t registros</text:p>
      <text:p text:style-name="Text_20_body"><text:line-break/></text:p>
      <text:p text:style-name="P5">Estrutura do arquivo de saída:</text:p>
      <text:p text:style-name="P1"><text:tab/>O programa deverá imprimir no arquivo de saída seguindo o modelo:</text:p>
      <text:p text:style-name="Text_20_body"/>
      <text:p text:style-name="P1">7 9 9 <text:tab/><text:tab/> //pagefaults para FIFO, LRU e LFU</text:p>
      <text:p text:style-name="P1">9 13 18 37 38 40 60<text:tab/><text:tab/>//Caminho para encontrar o registro 40</text:p>
      <text:p text:style-name="P1">9 13 18 37<text:tab/><text:tab/>// Caminho para encontrar o registro 37</text:p>
      <text:p text:style-name="P1">9 13 18 37<text:tab/><text:tab/>// Caminho para encontrar o registro 37</text:p>
      <text:p text:style-name="P1">9 13 18 37 25 27<text:tab/><text:tab/>//Caminho para encontrar o registro 27</text:p>
      <text:p text:style-name="P1">9 13 18 37 10 12<text:tab/>//Caminho para encontrar o registro 12</text:p>
      <text:p text:style-name="Text_20_body"/>
      <text:p text:style-name="Text_20_body"/>
      <text:p text:style-name="Text_20_body"/>
      <text:p text:style-name="P3"><text:soft-page-break/>5 Algoritmo da Solução</text:p>
      <text:p text:style-name="Text_20_body"/>
      <text:p text:style-name="P1"><text:tab/>Para atender o objetivo de simulação proposto no trabalho prático , serão alocadas 3 estruturas de dados para representar a memória primária e uma árvoreb que representará a memória secundária.</text:p>
      <text:p text:style-name="P1"><text:tab/>Foi sugerido na especificação do trabalho prático a possibilidade de se utilizar a árvoreb implementada pelo professor Nívio Ziviani. A partir da leitura do arquivo de entrada será montada uma árvore b <text:s/>que representará a memória secundária.</text:p>
      <text:p text:style-name="P1"><text:tab/>Em sequencia é iniciada a etapa de gerenciamento de memória, neste simulação haverão 3 espaços de memórias que deverão ser gerenciados de acordo com cada registro lido no arquivo de entrada . Por ultimo é solicitado que se descrevam as páginas percorridas para se pesquisar n números e por final é imprimido este caminho.</text:p>
      <text:p text:style-name="P1"/>
      <text:p text:style-name="P1"/>
      <text:p text:style-name="P3">6 Estruturas de dados utilizadas e descrições</text:p>
      <text:p text:style-name="P1"><text:tab/>Para um melhor entendimento <text:s/>do código <text:s/>e estruturas convencionou-se que neste trabalho prático estruturas de dados recebem um nome e apontadores para estas estruturas recebem o prefixo <text:span text:style-name="T16">Link </text:span><text:span text:style-name="T23"><text:s/>que define o tipo como apontador.</text:span></text:p>
      <text:p text:style-name="P2"/>
      <text:p text:style-name="P13"><text:span text:style-name="T18">typedef</text:span><text:span text:style-name="T23"> </text:span><text:span text:style-name="T18">struct</text:span><text:span text:style-name="T23"> {</text:span></text:p>
      <text:p text:style-name="P16"><text:span text:style-name="T7"><text:s text:c="2"/></text:span><text:span text:style-name="T20">LinkMoldura</text:span><text:span text:style-name="T7"> </text:span><text:span text:style-name="T24">primeiro</text:span><text:span text:style-name="T7">;</text:span></text:p>
      <text:p text:style-name="P16"><text:span text:style-name="T7"><text:s text:c="2"/></text:span><text:span text:style-name="T20">LinkMoldura</text:span><text:span text:style-name="T7"> </text:span><text:span text:style-name="T24">ultimo</text:span><text:span text:style-name="T7">;</text:span></text:p>
      <text:p text:style-name="P16"><text:span text:style-name="T7"><text:s text:c="2"/></text:span><text:span text:style-name="T18">int</text:span><text:span text:style-name="T7"> </text:span><text:span text:style-name="T24">len</text:span><text:span text:style-name="T7">;</text:span></text:p>
      <text:p text:style-name="P16"><text:span text:style-name="T7"><text:s text:c="2"/></text:span><text:span text:style-name="T18">int</text:span><text:span text:style-name="T7"> </text:span><text:span text:style-name="T24">tipo</text:span><text:span text:style-name="T7">;</text:span></text:p>
      <text:p text:style-name="P16"><text:span text:style-name="T7"><text:s text:c="2"/></text:span><text:span text:style-name="T18">int</text:span><text:span text:style-name="T7"> </text:span><text:span text:style-name="T24">maximo</text:span><text:span text:style-name="T7">;</text:span></text:p>
      <text:p text:style-name="P16"><text:span text:style-name="T7"><text:s text:c="2"/></text:span><text:span text:style-name="T18">int</text:span><text:span text:style-name="T7"> </text:span><text:span text:style-name="T24">pageMiss</text:span><text:span text:style-name="T7">;</text:span></text:p>
      <text:p text:style-name="P16"/>
      <text:p text:style-name="P17"><text:span text:style-name="T11">} </text:span><text:span text:style-name="T22">Memoria</text:span><text:span text:style-name="T11">;</text:span></text:p>
      <text:p text:style-name="P21"><text:tab/>Trata-se de um lista duplamente encadeada de molduras que detém seu tipo(LFU,LRU,FIFO), um contador de page misses e um inteiro maximo que detém o tamanho da memória em número de páginas.</text:p>
      <text:p text:style-name="P21"/>
      <text:p text:style-name="P13"><text:span text:style-name="T18">typedef</text:span><text:span text:style-name="T23"> </text:span><text:span text:style-name="T18">struct</text:span><text:span text:style-name="T23"> Moldura {</text:span></text:p>
      <text:p text:style-name="P16"><text:span text:style-name="T7"><text:tab/></text:span><text:span text:style-name="T20">LinkPagina</text:span><text:span text:style-name="T7"> </text:span><text:span text:style-name="T24">pagina</text:span><text:span text:style-name="T7">;</text:span></text:p>
      <text:p text:style-name="P16"><text:span text:style-name="T7"><text:tab/></text:span><text:span text:style-name="T18">int</text:span><text:span text:style-name="T7"> </text:span><text:span text:style-name="T24">hits</text:span><text:span text:style-name="T7">;</text:span></text:p>
      <text:p text:style-name="P16"/>
      <text:p text:style-name="P16"><text:span text:style-name="T7"><text:tab/></text:span><text:span text:style-name="T20">LinkMoldura</text:span><text:span text:style-name="T7"> </text:span><text:span text:style-name="T24">anterior</text:span><text:span text:style-name="T7">;</text:span></text:p>
      <text:p text:style-name="P16"><text:span text:style-name="T7"><text:tab/></text:span><text:span text:style-name="T20">LinkMoldura</text:span><text:span text:style-name="T7"> </text:span><text:span text:style-name="T24">prox</text:span><text:span text:style-name="T7">;</text:span></text:p>
      <text:p text:style-name="P17"><text:span text:style-name="T11">} </text:span><text:span text:style-name="T22">Moldura</text:span><text:span text:style-name="T11">;</text:span></text:p>
      <text:p text:style-name="P21"/>
      <text:p text:style-name="P21"><text:tab/>Trata-se de uma célula com um um contador de acesso de página.</text:p>
      <text:p text:style-name="P1"/>
      <text:p text:style-name="P13"><text:span text:style-name="T18">typedef</text:span> <text:span text:style-name="T18">struct</text:span> Pagina</text:p>
      <text:p text:style-name="P18">{</text:p>
      <text:p text:style-name="P16"><text:span text:style-name="T7"><text:s text:c="4"/></text:span><text:span text:style-name="T18">short</text:span><text:span text:style-name="T7"> </text:span><text:span text:style-name="T24">n</text:span><text:span text:style-name="T7">;</text:span></text:p>
      <text:p text:style-name="P16"><text:span text:style-name="T7"><text:s text:c="4"/></text:span><text:span text:style-name="T20">Registro</text:span><text:span text:style-name="T7"> *</text:span><text:span text:style-name="T24">r</text:span><text:span text:style-name="T7">;</text:span></text:p>
      <text:p text:style-name="P16"><text:span text:style-name="T7"><text:s text:c="4"/></text:span><text:span text:style-name="T20">LinkPagina</text:span><text:span text:style-name="T7"> *</text:span><text:span text:style-name="T24">p</text:span><text:span text:style-name="T7">;</text:span></text:p>
      <text:p text:style-name="P17"><text:span text:style-name="T11">} </text:span><text:span text:style-name="T22">Pagina</text:span><text:span text:style-name="T11">;</text:span></text:p>
      <text:p text:style-name="P18"><text:tab/>Trata-se de uma página e possui uma pequena alteração da árvore implementada pelo Nívio que é a transformação da página para tamanho dinâmico.</text:p>
      <text:p text:style-name="P1"/>
      <text:p text:style-name="P1"/>
      <text:p text:style-name="P1"/>
      <text:p text:style-name="P1"/>
      <text:p text:style-name="P3"><text:soft-page-break/>7 Pseudo-códigos e descrições de funções</text:p>
      <text:p text:style-name="P1"><text:tab/></text:p>
      <text:p text:style-name="P1">arvoreb.c <text:s/>- Partindo-se do príncipio que a árvoreb do Nívio Ziviani foi sugerida, foi abstraída as técnicas que são utilizadas para a criação e gerenciamento deste módulo, foram feitas apenas 2 alterações pontuais:</text:p>
      <text:p text:style-name="P1"><text:tab/>Transformação da árvore de ordem dinamica:</text:p>
      <text:p text:style-name="P1"><text:tab/>Uma árvore </text:p>
      <text:p text:style-name="P1"/>
      <text:p text:style-name="P1"><text:tab/>Alteração do método de pesquisa :</text:p>
      <text:p text:style-name="P1"><text:s/>para mais detalhes verificar na referencia bibliográfica.</text:p>
      <text:p text:style-name="P3"/>
      <text:p text:style-name="P3">8 Módulos</text:p>
      <text:p text:style-name="P1"/>
      <text:p text:style-name="P1"/>
      <text:p text:style-name="P1">MemóriaPrincipal.c</text:p>
      <text:p text:style-name="P1"><text:tab/> Tem a função efetiva de gerenciar as instancias da memória principal.</text:p>
      <text:p text:style-name="P1"/>
      <text:p text:style-name="P1"/>
      <text:p text:style-name="P4"><text:s/>8.1Funções públicas da Biblioteca</text:p>
      <text:p text:style-name="P1"><text:tab/>São as funções que podem ser utilizadas por qualquer programador que queira utiliza-la sem alterar o funcionamento básico da biblioteca chamadas de funções públicas.</text:p>
      <text:p text:style-name="P1"/>
      <text:p text:style-name="P13"><text:span text:style-name="T18">void</text:span> <text:span text:style-name="T16">inserePagina</text:span>(<text:span text:style-name="T20">LinkPagina</text:span> pagina,<text:span text:style-name="T20">LinkMemoria</text:span> memoria);</text:p>
      <text:p text:style-name="P13"><text:tab/><text:span text:style-name="T25">Função que recebe a página e a memória em que a página deve ser inserida. Verifica na memória qual o seu tipo(LRU,LFU,FIFO) para inserir de acordo com as características da política e remove a página caso a memória já tenha atingido seu máximo</text:span>.</text:p>
      <text:p text:style-name="P16"><text:span text:style-name="T18">int</text:span><text:span text:style-name="T7"> </text:span><text:span text:style-name="T8">calculaNumPaginas</text:span><text:span text:style-name="T7">(</text:span><text:span text:style-name="T18">int</text:span><text:span text:style-name="T7"> tam, </text:span><text:span text:style-name="T18">int</text:span><text:span text:style-name="T7"> ordem);</text:span></text:p>
      <text:p text:style-name="P19"><text:tab/>Recebe o tamanho da memória solicitada em bytes e a órdem da árvoreb.</text:p>
      <text:p text:style-name="P16"/>
      <text:p text:style-name="P16"><text:span text:style-name="T18">void</text:span><text:span text:style-name="T7"> </text:span><text:span text:style-name="T8">removePagina</text:span><text:span text:style-name="T7">(</text:span><text:span text:style-name="T20">LinkPagina</text:span><text:span text:style-name="T7"> pagina,</text:span><text:span text:style-name="T18">int</text:span><text:span text:style-name="T7"> tipo, </text:span><text:span text:style-name="T20">LinkMemoria</text:span><text:span text:style-name="T7"> memoria);</text:span></text:p>
      <text:p text:style-name="P18"><text:tab/><text:span text:style-name="T25">Recebe um apontador de página, o tipo e a memória e de acordo com a política da memória remove a página indicada. </text:span></text:p>
      <text:p text:style-name="P19">FIFO – removeUltimo</text:p>
      <text:p text:style-name="P19">LRU - removeUltimo</text:p>
      <text:p text:style-name="P19">LFU - retiraMenosUsado</text:p>
      <text:p text:style-name="P19"/>
      <text:p text:style-name="P16"/>
      <text:p text:style-name="P16"><text:span text:style-name="T18">void</text:span><text:span text:style-name="T7"> </text:span><text:span text:style-name="T8">inserePrimeiro</text:span><text:span text:style-name="T7">(</text:span><text:span text:style-name="T20">LinkPagina</text:span><text:span text:style-name="T7"> pagina, </text:span><text:span text:style-name="T20">LinkMemoria</text:span><text:span text:style-name="T7"> memoria);</text:span></text:p>
      <text:p text:style-name="P19"><text:tab/>Insere uma página como primeira ;</text:p>
      <text:p text:style-name="P16"/>
      <text:p text:style-name="P16"><text:span text:style-name="T18">void</text:span><text:span text:style-name="T7"> </text:span><text:span text:style-name="T8">removePrimeiro</text:span><text:span text:style-name="T7">(</text:span><text:span text:style-name="T20">LinkMemoria</text:span><text:span text:style-name="T7"> lista);</text:span></text:p>
      <text:p text:style-name="P18"><text:span text:style-name="T25"><text:tab/>Remove a primeira página;</text:span> </text:p>
      <text:p text:style-name="P16"/>
      <text:p text:style-name="P16"><text:span text:style-name="T18">void</text:span><text:span text:style-name="T7"> </text:span><text:span text:style-name="T8">pesquisaMemoriaSecundaria</text:span><text:span text:style-name="T7">(</text:span><text:span text:style-name="T20">Registro</text:span><text:span text:style-name="T7"> *x, </text:span><text:span text:style-name="T20">LinkPagina</text:span><text:span text:style-name="T7"> Ap, </text:span><text:span text:style-name="T20">LinkMemoria</text:span><text:span text:style-name="T7"> memoria );</text:span></text:p>
      <text:p text:style-name="P16"><text:span text:style-name="T7"><text:tab/></text:span><text:span text:style-name="T12">Função recursiva que olha primeiramente se a página passada já está na memória, se não estiver contabiliza o pagefault e utiliza a </text:span><text:span text:style-name="T13">inserePagina</text:span><text:span text:style-name="T12">, caso não utiliza a </text:span><text:span text:style-name="T13">acessaMemoria</text:span><text:span text:style-name="T14">, percorre os registros da página até encontrar um que seja maior que o registro atual se ele for o pesquisado termina, caso seja menor utiliza o <text:s/></text:span><text:span text:style-name="T13">pesquisaMemoriaSecundaria </text:span><text:span text:style-name="T14">no filho da esquerda do registro, caso seja maior utilizao <text:s/></text:span><text:span text:style-name="T13">pesquisaMemoriaSecundaria </text:span><text:span text:style-name="T14">no filho da direita.</text:span></text:p>
      <text:p text:style-name="P20"/>
      <text:p text:style-name="P16"><text:span text:style-name="T18">int</text:span><text:span text:style-name="T7"> </text:span><text:span text:style-name="T8">registroNaMemoria</text:span><text:span text:style-name="T7">(</text:span><text:span text:style-name="T20">Registro</text:span><text:span text:style-name="T7"> x, </text:span><text:span text:style-name="T20">LinkMemoria</text:span><text:span text:style-name="T7"> memoria, </text:span><text:span text:style-name="T18">int</text:span><text:span text:style-name="T7"> ordem);</text:span></text:p>
      <text:p text:style-name="P18"><text:tab/><text:span text:style-name="T25">Dada uma memória paginada verifica se um registro já se encontra na memória, faz o papel da tabela de páginas na memória primária. Evita que se faça uma consulta que gere </text:span><text:soft-page-break/><text:span text:style-name="T25">pagefaults para trazer um registro que já encontra-se na memória.</text:span></text:p>
      <text:p text:style-name="P1"/>
      <text:p text:style-name="P1"/>
      <text:p text:style-name="P4">8.2 Funções internas da biblioteca</text:p>
      <text:p text:style-name="P1"><text:tab/>Funções de uso restrito a biblioteca, são invisíveis para o usuário e tem a função de manter o funcionamento básico da biblioteca</text:p>
      <text:p text:style-name="P1"/>
      <text:p text:style-name="Text_20_body"><text:span text:style-name="T19">int</text:span><text:span text:style-name="T9"> </text:span><text:span text:style-name="T10">estaNoTopo</text:span><text:span text:style-name="T9">(</text:span><text:span text:style-name="T21">LinkMoldura</text:span><text:span text:style-name="T9"> moldura, </text:span><text:span text:style-name="T21">LinkMemoria</text:span><text:span text:style-name="T9"> memoria)</text:span></text:p>
      <text:p text:style-name="P22"><text:tab/><text:span text:style-name="T25">Verifica se uma moldura de página encontra-se no topo da memória, retorna 1 para TRUE e 0 para FALSE.</text:span></text:p>
      <text:p text:style-name="P24"/>
      <text:p text:style-name="Text_20_body"><text:span text:style-name="T19">int</text:span><text:span text:style-name="T9"> </text:span><text:span text:style-name="T10">estaNoFundo</text:span><text:span text:style-name="T9">(</text:span><text:span text:style-name="T21">LinkMoldura</text:span><text:span text:style-name="T9"> moldura, </text:span><text:span text:style-name="T21">LinkMemoria</text:span><text:span text:style-name="T9"> memoria)</text:span></text:p>
      <text:p text:style-name="P24"><text:tab/>Verifica se uma moldura de página encontra-se no final da memória, retorna 1 para TRUE e 0 para FALSE.</text:p>
      <text:p text:style-name="P22"/>
      <text:p text:style-name="Text_20_body"><text:span text:style-name="T19">void</text:span><text:span text:style-name="T9"> </text:span><text:span text:style-name="T10">sobeNaPilha</text:span><text:span text:style-name="T9">(</text:span><text:span text:style-name="T21">LinkMoldura</text:span><text:span text:style-name="T9"> vaiSubir, </text:span><text:span text:style-name="T21">LinkMemoria</text:span><text:span text:style-name="T9"> memoria)</text:span></text:p>
      <text:p text:style-name="Text_20_body"><text:span text:style-name="T9"><text:tab/></text:span><text:span text:style-name="T15">Desloca uma moldura de qualquer posição para o topo da memória, faz a função do heap.</text:span><text:span text:style-name="T25"><text:line-break/></text:span><text:line-break/><text:span text:style-name="T19">void</text:span><text:span text:style-name="T9"> </text:span><text:span text:style-name="T10">retira</text:span><text:span text:style-name="T9">(</text:span><text:span text:style-name="T21">LinkMoldura</text:span><text:span text:style-name="T9"> moldura, </text:span><text:span text:style-name="T21">LinkMemoria</text:span><text:span text:style-name="T9"> memoria)</text:span></text:p>
      <text:p text:style-name="P8"><text:tab/>Faz a emenda , unindo a moldura <text:s/>anterior a moldura posterior e remove a moldura atual liberando o espaço de memória. </text:p>
      <text:p text:style-name="P11"><text:span text:style-name="T19">void</text:span><text:span text:style-name="T9"> </text:span><text:span text:style-name="T10">retiraMenosUsado</text:span><text:span text:style-name="T9">(</text:span><text:span text:style-name="T21">LinkMemoria</text:span><text:span text:style-name="T9"> memoria)</text:span></text:p>
      <text:p text:style-name="P11"><text:span text:style-name="T9"><text:tab/></text:span><text:span text:style-name="T15">Percorre as molduras da memória verificando a moldura que possui menos acessos em caso de empate retira a mais antiga na memória.</text:span><text:line-break/></text:p>
      <text:p text:style-name="P10"><text:span text:style-name="T18">void</text:span> <text:span text:style-name="T16">acessaMemoria</text:span>(<text:span text:style-name="T20">LinkMoldura</text:span> moldura,<text:span text:style-name="T20">LinkMemoria</text:span> memoria)</text:p>
      <text:p text:style-name="P10"><text:tab/><text:span text:style-name="T25">Caso a memória for do tipo FIFO não faz nada, caso seja LFU contabiliza um pagehit e caso seja um LRU utiliza a </text:span><text:span text:style-name="T26">sobeNaPilha</text:span></text:p>
      <text:p text:style-name="P10"/>
      <text:p text:style-name="P10"><text:span text:style-name="T20">LinkMoldura</text:span> <text:span text:style-name="T16">paginaNaMemoria</text:span>(<text:span text:style-name="T20">LinkPagina</text:span> ap,<text:span text:style-name="T20">LinkMemoria</text:span> memoria)</text:p>
      <text:p text:style-name="P10"><text:tab/><text:span text:style-name="T25">Procura uma página na memória principal e retorna um ponteiro para a mesma, caso não estiver retorna nulo.</text:span></text:p>
      <text:p text:style-name="P28">Pseudo código main</text:p>
      <text:p text:style-name="P27">9 Algoritmo principal</text:p>
      <text:p text:style-name="P28">Enquanto houverem instancias do problema</text:p>
      <text:p text:style-name="P28"><text:tab/>Inicia memória FIFO,LRU,LFU</text:p>
      <text:p text:style-name="P28"><text:tab/>Monta Insere registros arvoreb</text:p>
      <text:p text:style-name="P28"><text:tab/>Retira registros árvoreb</text:p>
      <text:p text:style-name="P28"><text:tab/>Enquanto houverem registros para serem pesquisados na memória</text:p>
      <text:p text:style-name="P28"><text:tab/><text:tab/>se o registro está na memoria FIFO</text:p>
      <text:p text:style-name="P28"><text:tab/><text:tab/><text:tab/>faz nada </text:p>
      <text:p text:style-name="P28"><text:tab/><text:tab/>senão</text:p>
      <text:p text:style-name="P28"><text:tab/><text:tab/><text:tab/> <text:span text:style-name="T17">pesquisaMemoriaSecundaria </text:span><text:span text:style-name="T28">FIFO</text:span></text:p>
      <text:p text:style-name="P25"><text:tab/><text:tab/>se o registro está na memória LRU</text:p>
      <text:p text:style-name="P25"><text:tab/><text:tab/><text:tab/>sobe a moldura do registro no heap</text:p>
      <text:p text:style-name="P25"><text:soft-page-break/></text:p>
      <text:p text:style-name="P25"><text:tab/><text:tab/>senão</text:p>
      <text:p text:style-name="P28"><text:span text:style-name="T28"><text:tab/><text:tab/><text:tab/> </text:span><text:span text:style-name="T17">pesquisaMemoriaSecundaria </text:span><text:span text:style-name="T28">LRU</text:span></text:p>
      <text:p text:style-name="P25"/>
      <text:p text:style-name="P28"><text:span text:style-name="T17"><text:tab/><text:tab/></text:span><text:span text:style-name="T28">se o registro está na memória LRU</text:span></text:p>
      <text:p text:style-name="P25"><text:tab/><text:tab/><text:tab/>contabiliza acesso</text:p>
      <text:p text:style-name="P25"><text:tab/><text:tab/>senão</text:p>
      <text:p text:style-name="P28"><text:span text:style-name="T28"><text:tab/><text:tab/><text:tab/> </text:span><text:span text:style-name="T17">pesquisaMemoriaSecundaria </text:span><text:span text:style-name="T28">LFU</text:span></text:p>
      <text:p text:style-name="P25"><text:tab/>fim Enquanto</text:p>
      <text:p text:style-name="P25"><text:tab/>Enquanto houverem registros para imprimir caminho</text:p>
      <text:p text:style-name="P28"><text:span text:style-name="T28"><text:tab/><text:tab/></text:span><text:span text:style-name="T17">pesquisa</text:span></text:p>
      <text:p text:style-name="P25"><text:tab/><text:tab/></text:p>
      <text:p text:style-name="P26"><text:s/>10 Execução </text:p>
      <text:p text:style-name="P25"><text:tab/>Para a compilar este trabalho deve-se executar o comando make de dentro do diretório raiz do projeto em seguida o comando ./tp1 [arquivodeentrada.txt} [arquivodesaida.txt] o arquivo de entrada deverá seguir a especificação dada em tópico anterior e a saída do programa será impressa no arquivo de saida desde que o mesmo possua permissão de escrita.</text:p>
      <text:p text:style-name="P26"><text:s/>11 Avaliação Experimental</text:p>
      <text:p text:style-name="P26"><text:tab/><text:span text:style-name="T27">Para a realização dos testes foi utilizada a árvore dada como exemplo na documentação do trabalho prático de ordem 2.</text:span></text:p>
      <text:p text:style-name="P25"><text:tab/>Foi utilizado um script gerador de instancias que disponibiliza dados aleatórios para serem pesquisados de 1 a 10000 registros que obteve os seguintes resultados:</text:p>
      <text:p text:style-name="P25"><draw:frame draw:style-name="fr2" draw:name="Object1" text:anchor-type="paragraph" svg:width="13.309cm" svg:height="7.629cm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Object2" text:anchor-type="paragraph" svg:x="1.669cm" svg:y="1.332cm" svg:width="13.988cm" svg:height="7.728cm" draw:z-index="2"><draw:object xlink:href="./Object 2" xlink:type="simple" xlink:show="embed" xlink:actuate="onLoad"/><draw:image xlink:href="./ObjectReplacements/Object 2" xlink:type="simple" xlink:show="embed" xlink:actuate="onLoad"/></draw:frame><text:soft-page-break/><text:tab/>Foi utilizada a entrada a mesma entrada e feito uso da função time do linux para realizar a medida de tempo para finalização do linux</text:p>
      <text:p text:style-name="P25"><text:s/></text:p>
      <text:p text:style-name="P23"/>
      <text:p text:style-name="P23"/>
      <text:p text:style-name="P23"/>
      <text:p text:style-name="P26">12 Conclusão</text:p>
      <text:p text:style-name="P25"><text:tab/>O custo assintótico computacional de todas as implementações tenderam para O(n) as diferenças de hit ratios apresentadas nos resultados entre as implementações devem-se unicamente a entrada , pois para cada tipo de informação uma política específica será mais adequada. De uma forma geral podemos verificar que para entradas aleatórias podemos destacar um certo nível de <text:s/>semelhança no resultado de pagefaults entre as políticas de reposição que tende a ocorre devido a aleatoriedade dos registros que foram buscados tendendo a 10% de acerto. </text:p>
      <text:p text:style-name="P25"><text:tab/></text:p>
      <text:p text:style-name="P23"/>
      <text:p text:style-name="P29"><text:line-break/><text:line-break/><text:line-break/></text:p>
      <text:p text:style-name="P29"/>
      <text:p text:style-name="P33"/>
      <text:p text:style-name="P33"/>
      <text:p text:style-name="P33">Referências</text:p>
      <text:p text:style-name="P31">Ziviani, Nivio (2011) “Projeto de Algoritmos com implementações em Pascal e C”, Cengage Learning, 3ª Edi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arial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BC_3a_reference" style:display-name="SBC:reference" style:family="paragraph" style:parent-style-name="Standard" style:default-outline-level="">
      <style:paragraph-properties fo:margin-left="0.499cm" fo:margin-right="0cm" fo:margin-top="0.21cm" fo:margin-bottom="0cm" fo:text-align="justify" style:justify-single-word="false" fo:text-indent="-0.499cm" style:auto-text-indent="false"/>
      <style:text-properties fo:color="#000000" style:language-asian="pt" style:country-asian="BR"/>
    </style:style>
    <style:style style:name="SBC_3a_references" style:display-name="SBC:references" style:family="paragraph" style:parent-style-name="Standard" style:default-outline-level="">
      <style:paragraph-properties fo:margin-top="0.42cm" fo:margin-bottom="0cm" fo:keep-with-next="always"/>
      <style:text-properties fo:font-size="13pt" fo:font-weight="bold" style:font-size-asian="13pt" style:font-weight-asian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Ramon</meta:initial-creator>
    <meta:creation-date>2013-04-23T12:03:42</meta:creation-date>
    <dc:date>2013-04-26T23:43:19</dc:date>
    <dc:creator>Rafael Ramon</dc:creator>
    <meta:editing-duration>PT8H41M48S</meta:editing-duration>
    <meta:editing-cycles>13</meta:editing-cycles>
    <meta:generator>LibreOffice/3.4$Unix LibreOffice_project/340m1$Build-402</meta:generator>
    <meta:document-statistic meta:table-count="0" meta:image-count="1" meta:object-count="2" meta:page-count="9" meta:paragraph-count="172" meta:word-count="2219" meta:character-count="13796" meta:non-whitespace-character-count="114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65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05" chart:maximum="0.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08cm" svg:height="7.628cm" xlink:href="." xlink:type="simple" chart:class="chart:scatter" chart:style-name="ch1">
        <chart:legend chart:legend-position="end" svg:x="11.382cm" svg:y="3.017cm" style:legend-expansion="high" chart:style-name="ch2"/>
        <chart:plot-area chart:style-name="ch3" chart:data-source-has-labels="both" svg:x="0.986cm" svg:y="0.63cm" svg:width="10.289cm" svg:height="6.162cm">
          <chartooo:coordinate-region svg:x="1.898cm" svg:y="0.829cm" svg:width="9.377cm" svg:height="5.316cm"/>
          <chart:axis chart:dimension="x" chart:name="primary-x" chart:style-name="ch4" chartooo:axis-type="auto">
            <chart:title svg:x="4.379cm" svg:y="6.944cm" chart:style-name="ch5">
              <text:p>tamanho da entrada (n)</text:p>
            </chart:title>
            <chart:categories table:cell-range-address="local-table.$A$2:.$A$8"/>
          </chart:axis>
          <chart:axis chart:dimension="y" chart:name="primary-y" chart:style-name="ch6">
            <chart:title svg:x="0.16cm" svg:y="4.297cm" chart:style-name="ch7">
              <text:p>hit ratio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 fo</text:p>
              </table:table-cell>
              <table:table-cell office:value-type="string">
                <text:p/>
              </table:table-cell>
              <table:table-cell office:value-type="string">
                <text:p>lru</text:p>
              </table:table-cell>
              <table:table-cell office:value-type="string">
                <text:p/>
              </table:table-cell>
              <table:table-cell office:value-type="string">
                <text:p>l f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5090">
                <text:p>509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07">
                <text:p>0.07</text:p>
              </table:table-cell>
              <table:table-cell office:value-type="float" office:value="2700">
                <text:p>2700</text:p>
              </table:table-cell>
              <table:table-cell office:value-type="float" office:value="0.08">
                <text:p>0.08</text:p>
              </table:table-cell>
              <table:table-cell office:value-type="float" office:value="2527">
                <text:p>252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9">
                <text:p>0.09</text:p>
              </table:table-cell>
              <table:table-cell office:value-type="float" office:value="18532">
                <text:p>18532</text:p>
              </table:table-cell>
              <table:table-cell office:value-type="float" office:value="0.09">
                <text:p>0.09</text:p>
              </table:table-cell>
              <table:table-cell office:value-type="float" office:value="5050">
                <text:p>505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0">
                <text:p>7800</text:p>
              </table:table-cell>
              <table:table-cell office:value-type="float" office:value="0.1">
                <text:p>0.1</text:p>
              </table:table-cell>
              <table:table-cell office:value-type="float" office:value="32543">
                <text:p>32543</text:p>
              </table:table-cell>
              <table:table-cell office:value-type="float" office:value="0.1">
                <text:p>0.1</text:p>
              </table:table-cell>
              <table:table-cell office:value-type="float" office:value="9567">
                <text:p>956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320">
                <text:p>1532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9">
                <text:p>78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80">
                <text:p>154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00">
                <text:p>323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7cm" svg:height="7.727cm" xlink:href="." xlink:type="simple" chart:class="chart:scatter" chart:style-name="ch1">
        <chart:legend chart:legend-position="end" svg:x="12.061cm" svg:y="3.066cm" style:legend-expansion="high" chart:style-name="ch2"/>
        <chart:plot-area chart:style-name="ch3" chart:data-source-has-labels="both" svg:x="1.29cm" svg:y="0.751cm" svg:width="10.213cm" svg:height="5.841cm">
          <chartooo:coordinate-region svg:x="2.017cm" svg:y="0.95cm" svg:width="9.022cm" svg:height="4.995cm"/>
          <chart:axis chart:dimension="x" chart:name="primary-x" chart:style-name="ch4" chartooo:axis-type="auto">
            <chart:title svg:x="4.645cm" svg:y="6.746cm" chart:style-name="ch5">
              <text:p>tamanho da entrada (n)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4.40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0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i fo</text:p>
              </table:table-cell>
              <table:table-cell office:value-type="string">
                <text:p/>
              </table:table-cell>
              <table:table-cell office:value-type="string">
                <text:p>l ru</text:p>
              </table:table-cell>
              <table:table-cell office:value-type="string">
                <text:p/>
              </table:table-cell>
              <table:table-cell office:value-type="string">
                <text:p>l f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0.097">
                <text:p>0.097</text:p>
              </table:table-cell>
              <table:table-cell office:value-type="float" office:value="0.32">
                <text:p>0.32</text:p>
              </table:table-cell>
              <table:table-cell office:value-type="float" office:value="0.13">
                <text:p>0.13</text:p>
              </table:table-cell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129">
                <text:p>0.129</text:p>
              </table:table-cell>
              <table:table-cell office:value-type="float" office:value="2400">
                <text:p>2400</text:p>
              </table:table-cell>
              <table:table-cell office:value-type="float" office:value="0.354">
                <text:p>0.354</text:p>
              </table:table-cell>
              <table:table-cell office:value-type="float" office:value="2000">
                <text:p>200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9">
                <text:p>4449</text:p>
              </table:table-cell>
              <table:table-cell office:value-type="float" office:value="0.199">
                <text:p>0.199</text:p>
              </table:table-cell>
              <table:table-cell office:value-type="float" office:value="9800">
                <text:p>9800</text:p>
              </table:table-cell>
              <table:table-cell office:value-type="float" office:value="0.599">
                <text:p>0.599</text:p>
              </table:table-cell>
              <table:table-cell office:value-type="float" office:value="1500">
                <text:p>150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">
                <text:p>7000</text:p>
              </table:table-cell>
              <table:table-cell office:value-type="float" office:value="0.337">
                <text:p>0.337</text:p>
              </table:table-cell>
              <table:table-cell office:value-type="float" office:value="14800">
                <text:p>14800</text:p>
              </table:table-cell>
              <table:table-cell office:value-type="float" office:value="0.758">
                <text:p>0.758</text:p>
              </table:table-cell>
              <table:table-cell office:value-type="float" office:value="7300">
                <text:p>7300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0">
                <text:p>17000</text:p>
              </table:table-cell>
              <table:table-cell office:value-type="float" office:value="0.583">
                <text:p>0.583</text:p>
              </table:table-cell>
              <table:table-cell office:value-type="float" office:value="31000">
                <text:p>31000</text:p>
              </table:table-cell>
              <table:table-cell office:value-type="float" office:value="1.267">
                <text:p>1.267</text:p>
              </table:table-cell>
              <table:table-cell office:value-type="float" office:value="15000">
                <text:p>15000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00">
                <text:p>31000</text:p>
              </table:table-cell>
              <table:table-cell office:value-type="float" office:value="1">
                <text:p>1</text:p>
              </table:table-cell>
              <table:table-cell office:value-type="float" office:value="62000">
                <text:p>62000</text:p>
              </table:table-cell>
              <table:table-cell office:value-type="float" office:value="1.389">
                <text:p>1.389</text:p>
              </table:table-cell>
              <table:table-cell office:value-type="float" office:value="31000">
                <text:p>3100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345">
                <text:p>64345</text:p>
              </table:table-cell>
              <table:table-cell office:value-type="float" office:value="1.87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00">
                <text:p>62000</text:p>
              </table:table-cell>
              <table:table-cell office:value-type="float" office:value="1.345">
                <text:p>1.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